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miri" svg:font-family="Amiri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4d26"/>
    </style:style>
    <style:style style:name="P2" style:family="paragraph" style:parent-style-name="Содержимое_20_таблицы_20_по_20_центру">
      <style:text-properties officeooo:rsid="0017c942" officeooo:paragraph-rsid="00164d26"/>
    </style:style>
    <style:style style:name="P3" style:family="paragraph" style:parent-style-name="Standard">
      <style:text-properties fo:language="en" fo:country="US" officeooo:rsid="00164d26" officeooo:paragraph-rsid="00164d26"/>
    </style:style>
    <style:style style:name="P4" style:family="paragraph" style:parent-style-name="Title">
      <style:text-properties officeooo:rsid="0015098b" officeooo:paragraph-rsid="00164d26"/>
    </style:style>
    <style:style style:name="P5" style:family="paragraph" style:parent-style-name="Standard">
      <style:text-properties officeooo:paragraph-rsid="00164d26"/>
    </style:style>
    <style:style style:name="P6" style:family="paragraph" style:parent-style-name="Subtitle">
      <style:text-properties officeooo:paragraph-rsid="00164d26"/>
    </style:style>
    <style:style style:name="P7" style:family="paragraph" style:parent-style-name="Table_20_Contents">
      <style:text-properties officeooo:rsid="0015098b" officeooo:paragraph-rsid="00164d26"/>
    </style:style>
    <style:style style:name="P8" style:family="paragraph" style:parent-style-name="Table_20_Contents">
      <style:text-properties officeooo:paragraph-rsid="00164d26"/>
    </style:style>
    <style:style style:name="P9" style:family="paragraph" style:parent-style-name="Содержимое_20_таблицы_20_по_20_центру">
      <style:text-properties fo:language="ru" fo:country="RU" officeooo:rsid="00057a0e" officeooo:paragraph-rsid="00164d26"/>
    </style:style>
    <style:style style:name="P10" style:family="paragraph" style:parent-style-name="Примечание">
      <style:text-properties officeooo:paragraph-rsid="00164d26"/>
    </style:style>
    <style:style style:name="P11" style:family="paragraph" style:parent-style-name="Примечание">
      <style:text-properties officeooo:rsid="0015098b" officeooo:paragraph-rsid="00164d26"/>
    </style:style>
    <style:style style:name="P12" style:family="paragraph" style:parent-style-name="Standard">
      <style:text-properties fo:language="ru" fo:country="RU" officeooo:rsid="00129a3f" officeooo:paragraph-rsid="00164d26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language="en" fo:country="US" officeooo:rsid="00164d26"/>
    </style:style>
    <style:style style:name="P1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Standard">
      <style:text-properties fo:language="en" fo:country="US" officeooo:rsid="00164d26" officeooo:paragraph-rsid="0017d7dd"/>
    </style:style>
    <style:style style:name="P19" style:family="paragraph" style:parent-style-name="Standard">
      <style:text-properties fo:language="ru" fo:country="RU" officeooo:rsid="0017d7dd" officeooo:paragraph-rsid="0017d7dd"/>
    </style:style>
    <style:style style:name="P20" style:family="paragraph" style:parent-style-name="Standard">
      <style:text-properties style:font-name="Amiri" fo:font-size="12pt" fo:language="en" fo:country="US" fo:font-style="italic" fo:font-weight="normal" officeooo:rsid="00164d26" officeooo:paragraph-rsid="0017d7dd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style:font-name="Amiri" fo:font-size="12pt" fo:language="ru" fo:country="RU" fo:font-style="italic" officeooo:rsid="0017d7dd" officeooo:paragraph-rsid="0017d7dd" style:font-size-asian="12pt" style:font-style-asian="italic" style:font-size-complex="12pt" style:font-style-complex="italic"/>
    </style:style>
    <style:style style:name="P22" style:family="paragraph" style:parent-style-name="Standard">
      <style:text-properties fo:language="ru" fo:country="RU" officeooo:rsid="0017d7dd" officeooo:paragraph-rsid="0017e027"/>
    </style:style>
    <style:style style:name="P23" style:family="paragraph" style:parent-style-name="Standard">
      <style:text-properties style:font-name="Amiri" fo:font-size="12pt" fo:language="ru" fo:country="RU" fo:font-style="italic" officeooo:rsid="0017d7dd" officeooo:paragraph-rsid="0017e027" style:font-size-asian="12pt" style:font-style-asian="italic" style:font-size-complex="12pt" style:font-style-complex="italic"/>
    </style:style>
    <style:style style:name="T1" style:family="text">
      <style:text-properties fo:language="en" fo:country="US" officeooo:rsid="00164d26"/>
    </style:style>
    <style:style style:name="T2" style:family="text">
      <style:text-properties fo:language="en" fo:country="US" officeooo:rsid="0015098b"/>
    </style:style>
    <style:style style:name="T3" style:family="text">
      <style:text-properties fo:language="ru" fo:country="RU" officeooo:rsid="0017d7dd"/>
    </style:style>
    <style:style style:name="T4" style:family="text">
      <style:text-properties fo:language="en" fo:country="US" officeooo:rsid="0017e027"/>
    </style:style>
    <style:style style:name="T5" style:family="text">
      <style:text-properties style:font-name="Ami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17e027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/>
      <text:p text:style-name="P4"/>
      <text:p text:style-name="P4">ОТЧЕТ<text:line-break/>о лабораторной работе № <text:span text:style-name="T1">11</text:span></text:p>
      <text:p text:style-name="P5"/>
      <text:p text:style-name="P6"><text:span text:style-name="T2">«</text:span>Типы данных. Списки, словари, кортежи, множества. <text:span text:style-name="T2">»</text:span></text:p>
      <text:p text:style-name="P5"/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<text:span text:style-name="T1">4</text:span>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1817_3336635499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1819_3336635499" office:name="Теоретическая часть" text:style-name="Index_20_Link" text:visited-style-name="Index_20_Link">Теоретическая часть<text:tab/>3</text:a></text:p>
          <text:p text:style-name="P13"><text:a xlink:type="simple" xlink:href="#__RefHeading___Toc1821_3336635499" office:name="Листинг программы" text:style-name="Index_20_Link" text:visited-style-name="Index_20_Link">Листинг программы<text:tab/>3</text:a></text:p>
          <text:p text:style-name="P13"><text:a xlink:type="simple" xlink:href="#__RefHeading___Toc1823_3336635499" office:name="Результат работы программы" text:style-name="Index_20_Link" text:visited-style-name="Index_20_Link">Результат работы программы<text:tab/>4</text:a></text:p>
          <text:p text:style-name="P13"><text:a xlink:type="simple" xlink:href="#__RefHeading___Toc1825_3336635499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6"/>
      <text:h text:style-name="P17" text:outline-level="1"><text:bookmark-start text:name="__RefHeading___Toc1817_3336635499"/><text:soft-page-break/>Постановка задачи<text:bookmark-end text:name="__RefHeading___Toc1817_3336635499"/></text:h>
      <text:p text:style-name="P3"><text:s/>Написать программу на языке Python для решения задач целочисленной арифметики с использованием операций ввода/вывода, целочисленного деления (//) и остатка от деления (%), а также условного оператора if. Вариант 2 включает следующие задачи (номера задач указаны в соответствии с методическими указаниями):</text:p>
      <text:p text:style-name="P3"><text:s/>- Задача №2 (Настольный теннис): определить количество шариков, которое может купить Феофилакт после покупки комплекта ракеток.</text:p>
      <text:p text:style-name="P3"><text:s/>- Задача №3 (Предпоследняя цифра): найти предпоследнюю цифру натурального числа.</text:p>
      <text:p text:style-name="P3"><text:s/>- Задача №4 (Сумма цифр): вычислить сумму цифр четырехзначного числа.</text:p>
      <text:p text:style-name="P3"><text:s/>- Задача №5 (Электронные часы): по количеству прошедших минут определить часы и минуты (0-23 и 0-59).</text:p>
      <text:p text:style-name="P3"><text:s/>- Задача №6 (Цепь): рассчитать длину цепи, состоящей из n колец с внутренним радиусом R и толщиной проволоки d.</text:p>
      <text:p text:style-name="P3"/>
      <text:h text:style-name="P17" text:outline-level="1"><text:bookmark-start text:name="__RefHeading___Toc1819_3336635499"/>Теоретическая часть<text:bookmark-end text:name="__RefHeading___Toc1819_3336635499"/></text:h>
      <text:p text:style-name="P3"><text:s/><text:tab/>В ходе выполнения работы изучаются базовые конструкции языка Python: функции print() для вывода данных, input() для ввода с клавиатуры, условный оператор if-else для проверки корректности входных данных.</text:p>
      <text:p text:style-name="P3"><text:s/>Ключевое внимание уделяется операциям целочисленной арифметики:</text:p>
      <text:p text:style-name="P3"><text:s/>- // — целочисленное деление (нахождение частного без остатка);</text:p>
      <text:p text:style-name="P3"><text:s/>- % — остаток от деления;</text:p>
      <text:p text:style-name="P3"><text:s/>- ** — возведение в степень.</text:p>
      <text:p text:style-name="P3"><text:s/><text:tab/>Эти операции позволяют, например, извлечь отдельные цифры числа (через деление на 10, 100), пересчитать минуты в часы, а также решить задачи распределения ресурсов. При решении задачи №6 дополнительно используется тип данных float для работы с вещественными числами (радиус и толщина кольца).</text:p>
      <text:p text:style-name="P3"/>
      <text:h text:style-name="P17" text:outline-level="1"><text:bookmark-start text:name="__RefHeading___Toc1821_3336635499"/>Листинг программы<text:bookmark-end text:name="__RefHeading___Toc1821_3336635499"/></text:h>
      <text:p text:style-name="P3"><text:s/><text:tab/>Исходный код программы (листинг) размещен в репозитории GitHub по адресу:</text:p>
      <text:p text:style-name="P3"><text:s/>https://github.com/MRKoret/BMSTU_Python_LebedevAV</text:p>
      <text:p text:style-name="P3"><text:s/>(соответствующие файлы с решениями задач №2, №3, №4, №5, №6 находятся в папке лабораторной работы №11).</text:p>
      <text:p text:style-name="P3"/>
      <text:h text:style-name="P17" text:outline-level="1"><text:bookmark-start text:name="__RefHeading___Toc1823_3336635499"/><text:soft-page-break/>Результат работы программы<text:bookmark-end text:name="__RefHeading___Toc1823_3336635499"/></text:h>
      <text:p text:style-name="P18">Результат<text:span text:style-name="T3">ы</text:span> работ программ <text:span text:style-name="T3">представленны ниже.</text:span></text:p>
      <text:p text:style-name="P19"/>
      <text:p text:style-name="P19">Вывод для №<text:span text:style-name="T4">2</text:span>:</text:p>
      <text:p text:style-name="P20">Введите стоимость комплекта ракеток: 500</text:p>
      <text:p text:style-name="P20">Введите стоимость шарика: 43</text:p>
      <text:p text:style-name="P20">Введите баланс Феофилакта: 1000</text:p>
      <text:p text:style-name="P18"><text:span text:style-name="T5">Феофилакт сможет купить 11 шариков</text:span><text:line-break/><text:span text:style-name="T3">Вывод для №</text:span><text:span text:style-name="T6">3</text:span><text:span text:style-name="T3">:</text:span></text:p>
      <text:p text:style-name="P21">Введите неоднозначное число: 1234</text:p>
      <text:p text:style-name="P21">Число десятков равняется 3</text:p>
      <text:p text:style-name="P19">Вывод для №<text:span text:style-name="T4">4</text:span>:</text:p>
      <text:p text:style-name="P21">Введите четырёхзначное число: 7612</text:p>
      <text:p text:style-name="P21">Сумма чисел числа равняется 16</text:p>
      <text:p text:style-name="P22">Вывод для №<text:span text:style-name="T4">5</text:span>:</text:p>
      <text:p text:style-name="P23">Введите число прошедших минут: 1000</text:p>
      <text:p text:style-name="P23">Кол-во прошедших: часов - 16; минут — 40</text:p>
      <text:p text:style-name="P22">Вывод для №<text:span text:style-name="T4">6</text:span>:</text:p>
      <text:p text:style-name="P23">Введите внутренний радиус кольца в мм: 12</text:p>
      <text:p text:style-name="P23">Введите толщину кольца в мм: 2</text:p>
      <text:p text:style-name="P23">Введите кол-во колец: 3</text:p>
      <text:p text:style-name="P23">Длина цепи = <text:s/>76.0</text:p>
      <text:h text:style-name="P17" text:outline-level="1"><text:bookmark-start text:name="__RefHeading___Toc1825_3336635499"/>Список использованной литературы и материалов<text:bookmark-end text:name="__RefHeading___Toc1825_3336635499"/></text:h>
      <text:p text:style-name="P3"><text:s text:c="4"/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3"><text:s text:c="4"/>2. Брюс М. Ван Хорн II, Куан Нгуен. PyCharm: профессиональная работа на Python / пер. с англ. И.Л. Люско. – М.:ДМК Пресс, 2024. – 618 с.: ил.</text:p>
      <text:p text:style-name="P3"><text:s text:c="4"/>3. Welcome to python.org. — Текст : электронный // The official home of the Python Programming Language : [сайт]. — URL: https://www.python.org/ (дата обращения: 14.09.2025).</text:p>
      <text:p text:style-name="P3"><text:s text:c="4"/>4. Git. — Текст : электронный // Git : [сайт]. — URL: https://git-scm.com/ (дата обращения: 14.09.2025).</text:p>
      <text:p text:style-name="P3"><text:s text:c="4"/>5. GitHub. — Текст : электронный // GitHub : [сайт]. — URL: https://github.com/ (дата обращения: 14.09.2025).</text:p>
      <text:p text:style-name="P3"><text:soft-page-break/><text:s text:c="4"/>6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miri" svg:font-family="Amiri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7.999cm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fo:language="en" fo:country="US" officeooo:rsid="00164d26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<text:span text:style-name="MT1">6</text:span>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 Копия 1"/><text:page-number text:select-page="current">2</text:page-number><text:bookmark-end text:name="PageNumWizard_HEADER_Первая страница2 Копия 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14:49:49.158251100</meta:creation-date>
    <dc:date>2026-04-09T15:23:40.827902000</dc:date>
    <meta:editing-duration>PT10M43S</meta:editing-duration>
    <meta:editing-cycles>1</meta:editing-cycles>
    <meta:document-statistic meta:table-count="4" meta:image-count="2" meta:object-count="0" meta:page-count="5" meta:paragraph-count="77" meta:word-count="583" meta:character-count="4358" meta:non-whitespace-character-count="3790"/>
    <meta:generator>LibreOffice/25.8.5.2$Windows_X86_64 LibreOffice_project/9c8b85f387cc00a89945a79c9e6239f32e450ac2</meta:generator>
  </office:meta>
</office:document-meta>
</file>